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D0000006BB592AF66AD5D94A6.png" manifest:media-type="image/png"/>
  <manifest:file-entry manifest:full-path="Pictures/10000001000004350000009065A1482AEFB176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72c5"/>
    </style:style>
    <style:style style:name="P2" style:family="paragraph" style:parent-style-name="Standard">
      <style:paragraph-properties fo:break-before="page"/>
      <style:text-properties officeooo:paragraph-rsid="000372c5"/>
    </style:style>
    <style:style style:name="P3" style:family="paragraph" style:parent-style-name="Standard">
      <style:text-properties style:text-underline-style="none" officeooo:paragraph-rsid="000372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72c5" style:font-weight-asian="bold" style:font-weight-complex="bold"/>
    </style:style>
    <style:style style:name="T3" style:family="text">
      <style:text-properties fo:font-weight="normal" officeooo:rsid="000372c5" style:font-weight-asian="normal" style:font-weight-complex="normal"/>
    </style:style>
    <style:style style:name="T4" style:family="text">
      <style:text-properties fo:font-size="8pt" fo:font-weight="normal" officeooo:rsid="000372c5" style:font-size-asian="8pt" style:font-weight-asian="normal" style:font-size-complex="8pt" style:font-weight-complex="normal"/>
    </style:style>
    <style:style style:name="T5" style:family="text">
      <style:text-properties fo:font-size="10pt" fo:font-weight="normal" officeooo:rsid="000372c5" style:font-size-asian="10pt" style:font-weight-asian="normal" style:font-size-complex="10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width="17cm" svg:height="2cm" draw:z-index="2"><draw:image xlink:href="Pictures/100000010000038D0000006BB592AF66AD5D94A6.png" xlink:type="simple" xlink:show="embed" xlink:actuate="onLoad" draw:mime-type="image/png"/></draw:frame><text:line-break/><text:span text:style-name="T1">Unidad 0.</text:span><text:span text:style-name="T2"><text:line-break/></text:span></text:p>
      <text:p text:style-name="P1"><text:span text:style-name="T2">Ejercicio obligatorio. </text:span><text:span text:style-name="T5">(Responded las siguientes cuestiones utilizando vuestras propias palabras).</text:span></text:p>
      <text:p text:style-name="P1"><text:span text:style-name="T5"/></text:p>
      <text:p text:style-name="P1"><text:span text:style-name="T1">1.-</text:span> Explicad con vuestras palabras qué es un programa informático, qué son las instrucciones de un</text:p>
      <text:p text:style-name="P1">lenguaje, qué son los datos de un programa y qué relación existe entre estos tres conceptos.</text:p>
      <text:p text:style-name="P1"/>
      <text:p text:style-name="P1"/>
      <text:p text:style-name="P1"><text:span text:style-name="T1">2.-</text:span> Definid brevemente y utilizando vuestras palabras, qué es el «Código fuente», «Código objeto»,</text:p>
      <text:p text:style-name="P1">«Código ejecutable» y el enlazador o «Linker».</text:p>
      <text:p text:style-name="P1"/>
      <text:p text:style-name="P1"/>
      <text:p text:style-name="P1"><text:span text:style-name="T1">3.-</text:span> Investiga los diferentes «tipos» de lenguajes de programación (1ª – 5ª generación), explica</text:p>
      <text:p text:style-name="P1">brevemente en qué consiste cada tipo e indica los lenguajes representativos de cada tipo.</text:p>
      <text:p text:style-name="P1"/>
      <text:p text:style-name="P1"/>
      <text:p text:style-name="P1"><text:span text:style-name="T1">4.-</text:span> Indicad la diferencia entre un compilador y un intérprete de órdenes. Citad un par de ejemplos</text:p>
      <text:p text:style-name="P1">de lenguajes interpretados.</text:p>
      <text:p text:style-name="P1"/>
      <text:p text:style-name="P1"/>
      <text:p text:style-name="P1"><text:span text:style-name="T1">5.-</text:span> Explicad el concepto de máquina virtual aplicado a la programación y su relación con los</text:p>
      <text:p text:style-name="P1">bytecodes.</text:p>
      <text:p text:style-name="P1"/>
      <text:p text:style-name="P1"/>
      <text:p text:style-name="P1"><text:span text:style-name="T1">6.-</text:span> Explicad con vuestras palabras los paradigmas de programación Estructurado, Funcional y</text:p>
      <text:p text:style-name="P1">Orientado a objetos. Intentad diferenciar en qué consiste cada uno, posibles ventajas e</text:p>
      <text:p text:style-name="P1">inconvenientes.</text:p>
      <text:p text:style-name="P1"/>
      <text:p text:style-name="P1"/>
      <text:p text:style-name="P1"><text:span text:style-name="T1">7.- </text:span>Explicad brevemente en qué consisten las diferentes fases de desarrollo de programas (Análisis,</text:p>
      <text:p text:style-name="P1">Diseño, Programación, pruebas y Mantenimiento).</text:p>
      <text:p text:style-name="P1"><text:a xlink:type="simple" xlink:href="http://proyectosguerrilla.com/blog/2013/02/las-cinco-etapas-en-la-ingenieria-del-software/" text:style-name="Internet_20_link" text:visited-style-name="Visited_20_Internet_20_Link">http://proyectosguerrilla.com/blog/2013/02/las-cinco-etapas-en-la-ingenieria-del-software/</text:a><text:line-break/></text:p>
      <text:p text:style-name="P1"/>
      <text:p text:style-name="P2"/>
      <text:p text:style-name="P1"><text:span text:style-name="T1">8.- </text:span>Existen diferentes modelos de desarrollo de programas y estos cambian en función de la forma</text:p>
      <text:p text:style-name="P1">en la que se realizan las diferentes fases de desarrollo. Entre otras tenemos el desarrollo en</text:p>
      <text:p text:style-name="P1">cascada, en V y en espiral. Indicad para cada afirmación, el modelo al que se puede asociar de los</text:p>
      <text:p text:style-name="P1">tres citados anteriormente:</text:p>
      <text:p text:style-name="P1"/>
      <text:p text:style-name="P1">● Hasta que no termina una fase, no comienza la siguiente. <text:span text:style-name="T1">Modelo</text:span>:</text:p>
      <text:p text:style-name="P1"/>
      <text:p text:style-name="P1">● Un error de diseño en la etapa de pruebas requiere modificar el diseño del código y una</text:p>
      <text:p text:style-name="P1">nueva programación. <text:span text:style-name="T1">Modelo</text:span>:</text:p>
      <text:p text:style-name="P1"/>
      <text:p text:style-name="P1">● El programa se desarrolla en una serie de versiones incrementales. <text:span text:style-name="T1">Modelo</text:span>:</text:p>
      <text:p text:style-name="P1"/>
      <text:p text:style-name="P1">● Introduce dentro del modelo de desarrollo un análisis de riesgos asociados. <text:span text:style-name="T6">Modelo</text:span>:</text:p>
      <text:p text:style-name="P1"/>
      <text:p text:style-name="P1">(ver recursos en la siguiente página)</text:p>
      <text:p text:style-name="P1"/>
      <text:p text:style-name="P1"><text:span text:style-name="T1">Recursos:</text:span></text:p>
      <text:p text:style-name="P1"><text:a xlink:type="simple" xlink:href="http://www.tutorialspoint.com/sp/software_engineering/software_development_life_cycle.htm" text:style-name="Internet_20_link" text:visited-style-name="Visited_20_Internet_20_Link">http://www.tutorialspoint.com/sp/software_engineering/software_development_life_cycle.htm</text:a></text:p>
      <text:p text:style-name="P1"/>
      <text:p text:style-name="P1"><text:a xlink:type="simple" xlink:href="http://modeloespiral.blogspot.com.es/" text:style-name="Internet_20_link" text:visited-style-name="Visited_20_Internet_20_Link">http://modeloespiral.blogspot.com.es/</text:a></text:p>
      <text:p text:style-name="P1"/>
      <text:p text:style-name="P1"><text:a xlink:type="simple" xlink:href="http://ingsoftware.weebly.com/ciclo-de-vida-en-v.html" text:style-name="Internet_20_link" text:visited-style-name="Visited_20_Internet_20_Link">http://ingsoftware.weebly.com/ciclo-de-vida-en-v.html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char" svg:x="-0.132cm" svg:y="-1.376cm" svg:width="17cm" svg:height="2.272cm" draw:z-index="1"><draw:image xlink:href="Pictures/10000001000004350000009065A1482AEFB1765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43:07.572759015</meta:creation-date>
    <dc:date>2024-01-16T18:50:51.820361638</dc:date>
    <meta:editing-duration>PT7M3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32" meta:word-count="297" meta:character-count="2167" meta:non-whitespace-character-count="1898"/>
  </office:meta>
</office:document-meta>
</file>